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ranklin Gothic Book" svg:font-family="Franklin Gothic Book" style:font-family-generic="swiss" style:font-pitch="variable" svg:panose-1="2 11 5 3 2 1 2 2 2 4"/>
    <style:font-face style:name="Segoe UI Emoji" svg:font-family="Segoe UI Emoji" style:font-family-generic="swiss" style:font-pitch="variable" svg:panose-1="2 11 5 2 4 2 4 2 2 3"/>
  </office:font-face-decls>
  <office:automatic-styles>
    <style:style style:name="P1" style:parent-style-name="Heading1" style:master-page-name="MP0" style:family="paragraph">
      <style:paragraph-properties fo:break-before="page" fo:text-align="center"/>
      <style:text-properties style:font-name="Franklin Gothic Book" style:use-window-font-color="true" fo:font-size="36pt" style:font-size-asian="36pt" style:font-size-complex="36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Franklin Gothic Book" fo:font-size="16pt" style:font-size-asian="16pt" style:font-size-complex="16pt"/>
    </style:style>
    <style:style style:name="TableColumn4" style:family="table-column">
      <style:table-column-properties style:column-width="1.1805in"/>
    </style:style>
    <style:style style:name="TableColumn5" style:family="table-column">
      <style:table-column-properties style:column-width="2.1076in"/>
    </style:style>
    <style:style style:name="TableColumn6" style:family="table-column">
      <style:table-column-properties style:column-width="1.3763in"/>
    </style:style>
    <style:style style:name="TableColumn7" style:family="table-column">
      <style:table-column-properties style:column-width="1.4958in"/>
    </style:style>
    <style:style style:name="TableColumn8" style:family="table-column">
      <style:table-column-properties style:column-width="2.252in"/>
    </style:style>
    <style:style style:name="Table3" style:family="table">
      <style:table-properties style:width="8.4125in" fo:margin-left="-0.9881in" table:align="left"/>
    </style:style>
    <style:style style:name="TableRow9" style:family="table-row">
      <style:table-row-properties style:min-row-height="0.2583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line-height="100%"/>
      <style:text-properties style:font-name="Franklin Gothic Book" fo:font-size="16pt" style:font-size-asian="16pt" style:font-size-complex="16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line-height="100%"/>
      <style:text-properties style:font-name="Franklin Gothic Book" fo:font-size="16pt" style:font-size-asian="16pt" style:font-size-complex="16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line-height="100%"/>
      <style:text-properties style:font-name="Franklin Gothic Book" fo:font-size="16pt" style:font-size-asian="16pt" style:font-size-complex="16pt"/>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line-height="100%"/>
      <style:text-properties style:font-name="Franklin Gothic Book" fo:font-size="16pt" style:font-size-asian="16pt" style:font-size-complex="16pt"/>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line-height="100%"/>
      <style:text-properties style:font-name="Franklin Gothic Book" fo:font-size="16pt" style:font-size-asian="16pt" style:font-size-complex="16pt"/>
    </style:style>
    <style:style style:name="TableRow20" style:family="table-row">
      <style:table-row-properties style:min-row-height="1.1597in"/>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line-height="100%"/>
      <style:text-properties style:font-name="Franklin Gothic Book" fo:font-size="16pt" style:font-size-asian="16pt" style:font-size-complex="16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line-height="100%"/>
      <style:text-properties style:font-name="Franklin Gothic Book" fo:font-size="16pt" style:font-size-asian="16pt" style:font-size-complex="16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line-height="100%"/>
      <style:text-properties style:font-name="Franklin Gothic Book" fo:font-size="16pt" style:font-size-asian="16pt" style:font-size-complex="16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line-height="100%"/>
    </style:style>
    <style:style style:name="T29" style:parent-style-name="Hyperlink" style:family="text">
      <style:text-properties style:font-name="Franklin Gothic Book" fo:color="#92D050"/>
    </style:style>
    <style:style style:name="T30" style:parent-style-name="Hyperlink" style:family="text">
      <style:text-properties style:font-name="Segoe UI Emoji" style:font-name-complex="Segoe UI Emoji" fo:color="#92D05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line-height="100%"/>
      <style:text-properties fo:font-size="12pt" style:font-size-asian="12pt" style:font-size-complex="12pt"/>
    </style:style>
    <style:style style:name="TableRow33" style:family="table-row">
      <style:table-row-properties style:min-row-height="0.4458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line-height="100%"/>
      <style:text-properties style:font-name="Franklin Gothic Book" fo:font-size="16pt" style:font-size-asian="16pt" style:font-size-complex="16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line-height="100%"/>
      <style:text-properties style:font-name="Franklin Gothic Book" fo:font-size="16pt" style:font-size-asian="16pt" style:font-size-complex="16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line-height="100%"/>
      <style:text-properties style:font-name="Franklin Gothic Book" fo:font-size="16pt" style:font-size-asian="16pt" style:font-size-complex="16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line-height="100%"/>
    </style:style>
    <style:style style:name="T42" style:parent-style-name="Hyperlink" style:family="text">
      <style:text-properties style:font-name="Franklin Gothic Book" fo:color="#92D05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line-height="100%"/>
    </style:style>
    <style:style style:name="TableRow45" style:family="table-row">
      <style:table-row-properties style:min-row-height="0.6659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line-height="100%"/>
      <style:text-properties style:font-name="Franklin Gothic Book" fo:font-size="16pt" style:font-size-asian="16pt" style:font-size-complex="16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100%"/>
      <style:text-properties style:font-name="Franklin Gothic Book" fo:font-size="16pt" style:font-size-asian="16pt" style:font-size-complex="16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100%"/>
      <style:text-properties style:font-name="Franklin Gothic Book" fo:font-size="16pt" style:font-size-asian="16pt" style:font-size-complex="16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line-height="100%"/>
    </style:style>
    <style:style style:name="T54" style:parent-style-name="Hyperlink" style:family="text">
      <style:text-properties style:font-name="Franklin Gothic Book" fo:color="#92D05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line-height="100%"/>
    </style:style>
    <style:style style:name="TableRow57" style:family="table-row">
      <style:table-row-properties style:min-row-height="0.4541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line-height="100%"/>
      <style:text-properties style:font-name="Franklin Gothic Book" fo:font-size="16pt" style:font-size-asian="16pt" style:font-size-complex="16pt"/>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line-height="100%"/>
      <style:text-properties style:font-name="Franklin Gothic Book" fo:font-size="16pt" style:font-size-asian="16pt" style:font-size-complex="16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line-height="100%"/>
      <style:text-properties style:font-name="Franklin Gothic Book" fo:font-size="16pt" style:font-size-asian="16pt" style:font-size-complex="16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line-height="100%"/>
    </style:style>
    <style:style style:name="T66" style:parent-style-name="Hyperlink" style:family="text">
      <style:text-properties style:font-name="Franklin Gothic Book" fo:color="#92D05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line-height="100%"/>
    </style:style>
    <style:style style:name="TableRow69" style:family="table-row">
      <style:table-row-properties style:min-row-height="0.6659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line-height="100%"/>
      <style:text-properties style:font-name="Franklin Gothic Book" fo:font-size="16pt" style:font-size-asian="16pt" style:font-size-complex="16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line-height="100%"/>
      <style:text-properties style:font-name="Franklin Gothic Book" fo:font-size="16pt" style:font-size-asian="16pt" style:font-size-complex="16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line-height="100%"/>
      <style:text-properties style:font-name="Franklin Gothic Book" fo:font-size="16pt" style:font-size-asian="16pt" style:font-size-complex="16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line-height="100%"/>
    </style:style>
    <style:style style:name="T78" style:parent-style-name="Hyperlink" style:family="text">
      <style:text-properties style:font-name="Franklin Gothic Book" fo:color="#92D05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line-height="100%"/>
    </style:style>
    <style:style style:name="P81" style:parent-style-name="Normal" style:family="paragraph">
      <style:text-properties fo:font-size="16pt" style:font-size-asian="16pt" style:font-size-complex="16pt"/>
    </style:style>
    <style:style style:name="P82" style:parent-style-name="Normal" style:family="paragraph">
      <style:text-properties fo:font-size="16pt" style:font-size-asian="16pt" style:font-size-complex="16pt"/>
    </style:style>
    <style:style style:name="P83" style:parent-style-name="Normal" style:family="paragraph">
      <style:text-properties fo:font-size="16pt" style:font-size-asian="16pt" style:font-size-complex="16pt"/>
    </style:style>
    <style:style style:name="TableColumn85" style:family="table-column">
      <style:table-column-properties style:column-width="2.0868in"/>
    </style:style>
    <style:style style:name="TableColumn86" style:family="table-column">
      <style:table-column-properties style:column-width="2.0868in"/>
    </style:style>
    <style:style style:name="Table84" style:family="table">
      <style:table-properties style:width="4.1736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Hyperlink" style:family="text">
      <style:text-properties fo:color="#4EA72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font-size="16pt" style:font-size-asian="16pt" style:font-size-complex="16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96" style:parent-style-name="Hyperlink" style:family="text">
      <style:text-properties fo:color="#4EA72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color="#000000" fo:font-size="16pt" style:font-size-asian="16pt" style:font-size-complex="16pt"/>
    </style:style>
    <style:style style:name="P99" style:parent-style-name="Normal" style:family="paragraph">
      <style:text-properties fo:font-size="16pt" style:font-size-asian="16pt" style:font-size-complex="16pt"/>
    </style:style>
    <style:style style:name="P100" style:parent-style-name="Normal" style:family="paragraph">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text-properties fo:font-size="16pt" style:font-size-asian="16pt" style:font-size-complex="16pt"/>
    </style:style>
    <style:style style:name="P103" style:parent-style-name="Normal" style:family="paragraph">
      <style:text-properties fo:font-size="16pt" style:font-size-asian="16pt" style:font-size-complex="16pt"/>
    </style:style>
    <style:style style:name="TableColumn105" style:family="table-column">
      <style:table-column-properties style:column-width="3.1305in"/>
    </style:style>
    <style:style style:name="TableColumn106" style:family="table-column">
      <style:table-column-properties style:column-width="3.1305in"/>
    </style:style>
    <style:style style:name="Table104" style:family="table">
      <style:table-properties style:width="6.2611in" fo:margin-left="0in" table:align="lef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T110" style:parent-style-name="Hyperlink" style:family="text">
      <style:text-properties fo:color="#4EA72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6pt" style:font-size-asian="16pt" style:font-size-complex="16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116" style:parent-style-name="Hyperlink" style:family="text">
      <style:text-properties fo:color="#4EA72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6pt" style:font-size-asian="16pt" style:font-size-complex="16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Hyperlink" style:family="text">
      <style:text-properties fo:color="#4EA72E"/>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00%"/>
      <style:text-properties fo:font-size="16pt" style:font-size-asian="16pt" style:font-size-complex="16pt"/>
    </style:style>
    <style:style style:name="P125" style:parent-style-name="Normal" style:family="paragraph">
      <style:text-properties fo:font-size="16pt" style:font-size-asian="16pt" style:font-size-complex="16pt"/>
    </style:style>
    <style:style style:name="P126" style:parent-style-name="Normal" style:family="paragraph">
      <style:text-properties fo:font-size="16pt" style:font-size-asian="16pt" style:font-size-complex="16pt"/>
    </style:style>
  </office:automatic-styles>
  <office:body>
    <office:text text:use-soft-page-breaks="true">
      <text:h text:style-name="P1" text:outline-level="1">Asset Log</text:h>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Asset</text:p>
          </table:table-cell>
          <table:table-cell table:style-name="TableCell12">
            <text:p text:style-name="P13">Intended Purpose</text:p>
          </table:table-cell>
          <table:table-cell table:style-name="TableCell14">
            <text:p text:style-name="P15">Date used</text:p>
          </table:table-cell>
          <table:table-cell table:style-name="TableCell16">
            <text:p text:style-name="P17">Source</text:p>
          </table:table-cell>
          <table:table-cell table:style-name="TableCell18">
            <text:p text:style-name="P19">Rationale:</text:p>
          </table:table-cell>
        </table:table-row>
        <table:table-row table:style-name="TableRow20">
          <table:table-cell table:style-name="TableCell21">
            <text:p text:style-name="P22">Tkinter-Designer</text:p>
          </table:table-cell>
          <table:table-cell table:style-name="TableCell23">
            <text:p text:style-name="P24">To transfer Figma designs into Python code to improve productivity.</text:p>
          </table:table-cell>
          <table:table-cell table:style-name="TableCell25">
            <text:p text:style-name="P26">31/01/2024</text:p>
          </table:table-cell>
          <table:table-cell table:style-name="TableCell27">
            <text:p text:style-name="P28"><text:a xlink:href="https://github.com/ParthJadhav/Tkinter-Designer" office:target-frame-name="_top" xlink:show="replace"><text:span text:style-name="T29">GitHub - ParthJadhav/Tkinter-Designer: An easy and fast way to create a Python GUI<text:s/></text:span><text:span text:style-name="T30">🐍</text:span></text:a></text:p>
          </table:table-cell>
          <table:table-cell table:style-name="TableCell31">
            <text:p text:style-name="P32">This package has<text:s/>been chosen as it is free to use and reduces the time needed to spend on development which was needed as there were many features to be implemented.</text:p>
          </table:table-cell>
        </table:table-row>
        <table:table-row table:style-name="TableRow33">
          <table:table-cell table:style-name="TableCell34">
            <text:p text:style-name="P35">Figma</text:p>
          </table:table-cell>
          <table:table-cell table:style-name="TableCell36">
            <text:p text:style-name="P37">Create clean designs.</text:p>
          </table:table-cell>
          <table:table-cell table:style-name="TableCell38">
            <text:p text:style-name="P39">30/01/2024</text:p>
          </table:table-cell>
          <table:table-cell table:style-name="TableCell40">
            <text:p text:style-name="P41"><text:a xlink:href="https://www.figma.com/files/recents-and-sharing/recently-viewed?fuid=1316337515655804422" office:target-frame-name="_top" xlink:show="replace"><text:span text:style-name="T42">Recents and Sharing – Figma</text:span></text:a></text:p>
          </table:table-cell>
          <table:table-cell table:style-name="TableCell43">
            <text:p text:style-name="P44">Offers the use of clean designs which are easy to follow when developing the application. Changes can be easily made and includes plugins.</text:p>
          </table:table-cell>
        </table:table-row>
        <table:table-row table:style-name="TableRow45">
          <table:table-cell table:style-name="TableCell46">
            <text:p text:style-name="P47">Flaticon (weather icons)</text:p>
          </table:table-cell>
          <table:table-cell table:style-name="TableCell48">
            <text:p text:style-name="P49">To use clean icons for the Figma designs.</text:p>
          </table:table-cell>
          <table:table-cell table:style-name="TableCell50">
            <text:p text:style-name="P51">31/01/2024</text:p>
          </table:table-cell>
          <table:table-cell table:style-name="TableCell52">
            <text:p text:style-name="P53"><text:a xlink:href="https://www.flaticon.com/free-icons/weather" office:target-frame-name="_top" xlink:show="replace"><text:span text:style-name="T54">Weather Icons &amp; Symbols (flaticon.com)</text:span></text:a></text:p>
          </table:table-cell>
          <table:table-cell table:style-name="TableCell55">
            <text:p text:style-name="P56">The icons used here perfectly suited the designs of the application and can be used alongside widgets.</text:p>
          </table:table-cell>
        </table:table-row>
        <table:table-row table:style-name="TableRow57">
          <table:table-cell table:style-name="TableCell58">
            <text:p text:style-name="P59">100 + Color Palettes</text:p>
          </table:table-cell>
          <table:table-cell table:style-name="TableCell60">
            <text:p text:style-name="P61">To use suitable color palettes.</text:p>
          </table:table-cell>
          <table:table-cell table:style-name="TableCell62">
            <text:p text:style-name="P63">29/01/2024</text:p>
          </table:table-cell>
          <table:table-cell table:style-name="TableCell64">
            <text:p text:style-name="P65"><text:a xlink:href="https://www.figma.com/file/9BG4v4VgkvnWuP20FXwGkG/100%2B-Color-Palettes-(Community)?type=design&amp;node-id=0-1&amp;mode=design&amp;t=Ten9uoi0K0GnXSty-0" office:target-frame-name="_top" xlink:show="replace"><text:span text:style-name="T66">100+ Color Palettes (Community) – Figma</text:span></text:a></text:p>
          </table:table-cell>
          <table:table-cell table:style-name="TableCell67">
            <text:p text:style-name="P68">Used for inspiration when designing pages as the current designs at that point were not sufficient.</text:p>
          </table:table-cell>
        </table:table-row>
        <table:table-row table:style-name="TableRow69">
          <table:table-cell table:style-name="TableCell70">
            <text:p text:style-name="P71">Visual Python GUI Kit</text:p>
          </table:table-cell>
          <table:table-cell table:style-name="TableCell72">
            <text:p text:style-name="P73">To use as an example/inspiration.</text:p>
          </table:table-cell>
          <table:table-cell table:style-name="TableCell74">
            <text:p text:style-name="P75">30/01/2024</text:p>
          </table:table-cell>
          <table:table-cell table:style-name="TableCell76">
            <text:p text:style-name="P77"><text:a xlink:href="https://www.figma.com/file/0SLcQhPpl2iYeSuvXH2op4/Visual-Python-GUI-Kit-1.0-(Community)?type=design&amp;node-id=1984-0&amp;mode=design&amp;t=Ten9uoi0K0GnXSty-0" office:target-frame-name="_top" xlink:show="replace"><text:span text:style-name="T78">Visual Python GUI Kit 1.0 (Community) – Figma</text:span></text:a></text:p>
          </table:table-cell>
          <table:table-cell table:style-name="TableCell79">
            <text:p text:style-name="P80">Also used as inspiration, on how to make a suitable GUI.</text:p>
          </table:table-cell>
        </table:table-row>
      </table:table>
      <text:p text:style-name="P81"/>
      <text:p text:style-name="P82">Links to external sites:</text:p>
      <text:p text:style-name="P83"/>
      <table:table table:style-name="Table84">
        <table:table-columns>
          <table:table-column table:style-name="TableColumn85"/>
          <table:table-column table:style-name="TableColumn86"/>
        </table:table-columns>
        <table:table-row table:style-name="TableRow87">
          <table:table-cell table:style-name="TableCell88">
            <text:p text:style-name="P89"><text:a xlink:href="https://www.gov.uk/government/news/cold-health-alerts-issued-by-ukhsa-and-the-met-office" office:target-frame-name="_top" xlink:show="replace"><text:span text:style-name="T90">Cold-Health Alerts issued by UKHSA and the Met Office - GOV.UK (www.gov.uk)</text:span></text:a></text:p>
          </table:table-cell>
          <table:table-cell table:style-name="TableCell91">
            <text:p text:style-name="P92">UK Gov link to cold health alerts and how to best manage them.</text:p>
          </table:table-cell>
        </table:table-row>
        <table:table-row table:style-name="TableRow93">
          <table:table-cell table:style-name="TableCell94">
            <text:p text:style-name="P95"><text:a xlink:href="https://www.metoffice.gov.uk/weather/warnings-and-advice/seasonal-advice/health-wellbeing/stay-well-in-winter/stay-well-in-winter" office:target-frame-name="_top" xlink:show="replace"><text:span text:style-name="T96">How cold weather affects your health - Met Office</text:span></text:a></text:p>
          </table:table-cell>
          <table:table-cell table:style-name="TableCell97">
            <text:p text:style-name="P98">Met Office Agency link on how cold weather affects the health of people.</text:p>
          </table:table-cell>
        </table:table-row>
      </table:table>
      <text:p text:style-name="P99"/>
      <text:p text:style-name="P100">These external resources have been used in the prototype as they are from verified sources and offer useful information to users. The information provided is done by medical professionals and are experienced in this field.</text:p>
      <text:p text:style-name="P101"/>
      <text:p text:style-name="P102">Additional links that will be included in the full release<text:s/>or future updates of the prototype:<text:s/></text:p>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text:a xlink:href="https://www.metoffice.gov.uk/weather/warnings-and-advice/uk-warnings#?date=2024-02-28" office:target-frame-name="_top" xlink:show="replace"><text:span text:style-name="T110">UK weather warnings - Met Office</text:span></text:a></text:p>
          </table:table-cell>
          <table:table-cell table:style-name="TableCell111">
            <text:p text:style-name="P112">Provides weather warnings for each day of the week as well as the next.</text:p>
          </table:table-cell>
        </table:table-row>
        <table:table-row table:style-name="TableRow113">
          <table:table-cell table:style-name="TableCell114">
            <text:p text:style-name="P115"><text:a xlink:href="https://www.metoffice.gov.uk/weather/warnings-and-advice/uk-storm-centre/index" office:target-frame-name="_top" xlink:show="replace"><text:span text:style-name="T116">UK Storm Centre - Met Office</text:span></text:a></text:p>
          </table:table-cell>
          <table:table-cell table:style-name="TableCell117">
            <text:p text:style-name="P118">Provides information on previous storms including the date of impact and date named.</text:p>
          </table:table-cell>
        </table:table-row>
        <table:table-row table:style-name="TableRow119">
          <table:table-cell table:style-name="TableCell120">
            <text:p text:style-name="P121"><text:a xlink:href="https://www.metoffice.gov.uk/weather/forecast/uk" office:target-frame-name="_top" xlink:show="replace"><text:span text:style-name="T122">UK weather - Met Office</text:span></text:a></text:p>
          </table:table-cell>
          <table:table-cell table:style-name="TableCell123">
            <text:p text:style-name="P124">Shows the UK forecast, along with a visual representation of data.</text:p>
          </table:table-cell>
        </table:table-row>
      </table:table>
      <text:p text:style-name="P125"/>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Franklin Gothic Book" svg:font-family="Franklin Gothic Book" style:font-family-generic="swiss" style:font-pitch="variable" svg:panose-1="2 11 5 3 2 1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EE7B08"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ndlay Duffy</meta:initial-creator>
    <dc:creator>Duffy, Fin</dc:creator>
    <meta:creation-date>2024-02-18T20:19:00Z</meta:creation-date>
    <dc:date>2024-02-28T14:06:00Z</dc:date>
    <meta:template xlink:href="Normal.dotm" xlink:type="simple"/>
    <meta:editing-cycles>13</meta:editing-cycles>
    <meta:editing-duration>PT1980S</meta:editing-duration>
    <meta:document-statistic meta:page-count="2" meta:paragraph-count="6" meta:word-count="480" meta:character-count="3211" meta:row-count="22" meta:non-whitespace-character-count="2737"/>
  </office:meta>
</office:document-meta>
</file>